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ntext.TableContext( Builde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setNextFirstSpanningCol( boolean bFirstSpanning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getColumnRowSpanning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getColum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getColumnWid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Context.getFirstSpanning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ontext.setNextColumnWidth( Floa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getNextRowBelongsTo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setColumn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selectNex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getColumnRowSpanning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selectFirs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getNumberOf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decreaseRowSpann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Context.setNextRowBelongsToHeade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ntext.setCurrentColumnRowSpanning( Integer iRowSpanning , Rtf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Context.setCurrentFirstSpanningCol( boolean bFirstSpanning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Context.setNextColumnRowSpanning( Integer iRowSpanning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